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DejaVu Sans Mono" svg:font-family="'DejaVu Sans Mono', 'Droid Sans Mono', 'Courier New', monospace, 'Droid Sans Fallback'"/>
    <style:font-face style:name="F" svg:font-family="" style:font-family-generic="roman"/>
    <style:font-face style:name="DejaVu Sans Mono3" svg:font-family="'DejaVu Sans Mono', 'Droid Sans Mono'" style:font-family-generic="swiss"/>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JP Regular" svg:font-family="'Noto Sans Mono CJK JP Regular'" style:font-family-generic="modern" style:font-pitch="fixed"/>
    <style:font-face style:name="0" svg:font-family="0" style:font-family-generic="roman" style:font-pitch="variable"/>
    <style:font-face style:name="DejaVu Sans Mono1" svg:font-family="'DejaVu Sans Mono', 'Droid Sans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kaoPGothic1" svg:font-family="TakaoPGothic" style:font-family-generic="swiss" style:font-pitch="variable"/>
    <style:font-face style:name="FreeSans2" svg:font-family="FreeSans"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6.2569in" table:align="left"/>
    </style:style>
    <style:style style:name="Table1.A" style:family="table-column">
      <style:table-column-properties style:column-width="2.6069in"/>
    </style:style>
    <style:style style:name="Table1.B" style:family="table-column">
      <style:table-column-properties style:column-width="3.65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text-indent="0in" style:auto-text-indent="false"/>
      <style:text-properties officeooo:rsid="002099fb" officeooo:paragraph-rsid="0021f0cb"/>
    </style:style>
    <style:style style:name="P2" style:family="paragraph" style:parent-style-name="Standard">
      <style:text-properties officeooo:rsid="001a8777" officeooo:paragraph-rsid="001a8777"/>
    </style:style>
    <style:style style:name="P3" style:family="paragraph" style:parent-style-name="Standard">
      <style:text-properties officeooo:rsid="001a8777" officeooo:paragraph-rsid="001c227a"/>
    </style:style>
    <style:style style:name="P4" style:family="paragraph" style:parent-style-name="Standard">
      <style:text-properties fo:font-size="14pt" officeooo:rsid="0024b26c" officeooo:paragraph-rsid="0024b26c" style:font-size-asian="14pt" style:font-size-complex="14pt"/>
    </style:style>
    <style:style style:name="P5" style:family="paragraph" style:parent-style-name="Standard">
      <style:text-properties fo:font-size="14pt" officeooo:rsid="0024b26c" officeooo:paragraph-rsid="002550a9" style:font-size-asian="14pt" style:font-size-complex="14pt"/>
    </style:style>
    <style:style style:name="P6" style:family="paragraph" style:parent-style-name="Standard">
      <style:text-properties officeooo:paragraph-rsid="001a8777"/>
    </style:style>
    <style:style style:name="P7" style:family="paragraph" style:parent-style-name="Standard">
      <style:paragraph-properties style:line-height-at-least="0.098in"/>
      <style:text-properties fo:color="#fcfcfa" style:font-name="DejaVu Sans Mono" fo:font-size="10pt" fo:font-weight="normal" fo:background-color="#2d2a2e" style:font-size-asian="10pt" style:font-size-complex="10pt"/>
    </style:style>
    <style:style style:name="P8" style:family="paragraph" style:parent-style-name="Standard">
      <style:paragraph-properties style:line-height-at-least="0.098in"/>
      <style:text-properties fo:color="#fcfcfa" fo:font-size="10pt" fo:background-color="#2d2a2e" style:font-size-asian="10pt" style:font-size-complex="10pt"/>
    </style:style>
    <style:style style:name="P9" style:family="paragraph" style:parent-style-name="Standard">
      <style:text-properties fo:color="#fcfcfa" fo:font-size="10pt" officeooo:paragraph-rsid="001f4f14" fo:background-color="#2d2a2e" style:font-size-asian="10pt" style:font-size-complex="10pt"/>
    </style:style>
    <style:style style:name="P10" style:family="paragraph" style:parent-style-name="Standard">
      <style:text-properties officeooo:rsid="001c227a" officeooo:paragraph-rsid="001c227a"/>
    </style:style>
    <style:style style:name="P11" style:family="paragraph" style:parent-style-name="Standard">
      <style:text-properties style:text-underline-style="none" officeooo:rsid="001c227a" officeooo:paragraph-rsid="001c227a"/>
    </style:style>
    <style:style style:name="P12" style:family="paragraph" style:parent-style-name="Standard">
      <style:text-properties officeooo:paragraph-rsid="001c227a"/>
    </style:style>
    <style:style style:name="P13" style:family="paragraph" style:parent-style-name="Standard" style:list-style-name="L2">
      <style:text-properties officeooo:rsid="001f4f14" officeooo:paragraph-rsid="001f4f14"/>
    </style:style>
    <style:style style:name="P14" style:family="paragraph" style:parent-style-name="Standard">
      <style:text-properties fo:font-size="10pt" officeooo:rsid="001f4f14" officeooo:paragraph-rsid="001f4f14" style:font-size-asian="10pt" style:font-size-complex="10pt"/>
    </style:style>
    <style:style style:name="P15" style:family="paragraph" style:parent-style-name="Standard">
      <style:paragraph-properties style:line-height-at-least="0.098in"/>
      <style:text-properties fo:font-size="10pt" style:font-size-asian="10pt" style:font-size-complex="10pt"/>
    </style:style>
    <style:style style:name="P16" style:family="paragraph" style:parent-style-name="Standard">
      <style:text-properties fo:color="#727072" style:font-name="DejaVu Sans Mono" fo:font-size="10pt" fo:font-style="italic" fo:font-weight="normal" officeooo:rsid="001f4f14" officeooo:paragraph-rsid="001f4f14" fo:background-color="#2d2a2e" style:font-size-asian="10pt" style:font-size-complex="10pt"/>
    </style:style>
    <style:style style:name="P17" style:family="paragraph" style:parent-style-name="Standard">
      <style:text-properties fo:color="#727072" style:font-name="DejaVu Sans Mono" fo:font-size="10pt" fo:font-style="italic" fo:font-weight="normal" officeooo:rsid="001f4f14" officeooo:paragraph-rsid="002550a9" fo:background-color="#2d2a2e" style:font-size-asian="10pt" style:font-size-complex="10pt"/>
    </style:style>
    <style:style style:name="P18" style:family="paragraph" style:parent-style-name="Standard" style:list-style-name="L7">
      <style:text-properties officeooo:paragraph-rsid="00231019"/>
    </style:style>
    <style:style style:name="P19" style:family="paragraph" style:parent-style-name="Standard" style:list-style-name="L7">
      <style:text-properties officeooo:rsid="00231019" officeooo:paragraph-rsid="00231019"/>
    </style:style>
    <style:style style:name="P20" style:family="paragraph" style:parent-style-name="Standard" style:list-style-name="L8">
      <style:text-properties officeooo:rsid="00231019" officeooo:paragraph-rsid="00231019"/>
    </style:style>
    <style:style style:name="P21" style:family="paragraph" style:parent-style-name="Standard">
      <style:text-properties officeooo:rsid="0024031f" officeooo:paragraph-rsid="0024031f"/>
    </style:style>
    <style:style style:name="P22" style:family="paragraph" style:parent-style-name="Standard">
      <style:text-properties officeooo:rsid="00091199" officeooo:paragraph-rsid="0024031f"/>
    </style:style>
    <style:style style:name="P23" style:family="paragraph" style:parent-style-name="Standard">
      <style:text-properties officeooo:paragraph-rsid="0024031f"/>
    </style:style>
    <style:style style:name="P24" style:family="paragraph" style:parent-style-name="Standard">
      <style:paragraph-properties style:line-height-at-least="0.098in"/>
      <style:text-properties fo:color="#939293" style:font-name="DejaVu Sans Mono" fo:font-size="10pt" fo:font-weight="normal" fo:background-color="#2d2a2e" style:font-size-asian="10pt" style:font-size-complex="10pt"/>
    </style:style>
    <style:style style:name="P25" style:family="paragraph" style:parent-style-name="Standard">
      <style:text-properties officeooo:paragraph-rsid="0024b26c"/>
    </style:style>
    <style:style style:name="P26" style:family="paragraph" style:parent-style-name="Standard">
      <style:text-properties officeooo:paragraph-rsid="002550a9"/>
    </style:style>
    <style:style style:name="P27" style:family="paragraph" style:parent-style-name="Standard">
      <style:paragraph-properties fo:break-before="page"/>
      <style:text-properties officeooo:rsid="001c227a" officeooo:paragraph-rsid="001c227a"/>
    </style:style>
    <style:style style:name="P28" style:family="paragraph" style:parent-style-name="Standard">
      <style:paragraph-properties fo:break-before="page"/>
      <style:text-properties fo:font-size="14pt" officeooo:paragraph-rsid="002550a9" style:font-size-asian="14pt" style:font-size-complex="14pt"/>
    </style:style>
    <style:style style:name="P29" style:family="paragraph">
      <style:paragraph-properties fo:break-before="page"/>
      <style:text-properties fo:font-size="14pt" style:font-size-asian="14pt" style:font-size-complex="14pt"/>
    </style:style>
    <style:style style:name="P30" style:family="paragraph" style:parent-style-name="Standard">
      <style:paragraph-properties fo:margin-left="0.5in" fo:margin-right="0in" fo:text-indent="0in" style:auto-text-indent="false"/>
      <style:text-properties officeooo:rsid="0021f0cb" officeooo:paragraph-rsid="0021f0cb"/>
    </style:style>
    <style:style style:name="P31" style:family="paragraph" style:parent-style-name="Standard">
      <style:paragraph-properties fo:margin-left="0.5in" fo:margin-right="0in" fo:text-indent="0in" style:auto-text-indent="false"/>
      <style:text-properties officeooo:rsid="0021f0cb" officeooo:paragraph-rsid="00231019"/>
    </style:style>
    <style:style style:name="P32" style:family="paragraph" style:parent-style-name="Standard">
      <style:paragraph-properties fo:margin-left="0.5in" fo:margin-right="0in" fo:text-indent="0in" style:auto-text-indent="false"/>
      <style:text-properties officeooo:rsid="00231019" officeooo:paragraph-rsid="00231019"/>
    </style:style>
    <style:style style:name="P33" style:family="paragraph" style:parent-style-name="Standard">
      <style:paragraph-properties fo:margin-left="0.5in" fo:margin-right="0in" style:line-height-at-least="0.098in" fo:text-indent="0in" style:auto-text-indent="false"/>
      <style:text-properties fo:color="#fcfcfa" style:font-name="DejaVu Sans Mono" fo:font-size="10pt" fo:font-weight="normal" fo:background-color="#2d2a2e" style:font-size-asian="10pt" style:font-size-complex="10pt"/>
    </style:style>
    <style:style style:name="P34" style:family="paragraph" style:parent-style-name="Standard">
      <style:paragraph-properties fo:margin-left="0.5in" fo:margin-right="0in" style:line-height-at-least="0.098in" fo:text-indent="0in" style:auto-text-indent="false"/>
      <style:text-properties fo:color="#fcfcfa" style:font-name="DejaVu Sans Mono" fo:font-size="10pt" fo:font-weight="normal" officeooo:paragraph-rsid="002550a9" fo:background-color="#2d2a2e" style:font-size-asian="10pt" style:font-size-complex="10pt"/>
    </style:style>
    <style:style style:name="P35" style:family="paragraph" style:parent-style-name="Standard">
      <style:paragraph-properties fo:margin-left="0.5in" fo:margin-right="0in" fo:text-indent="0in" style:auto-text-indent="false"/>
      <style:text-properties fo:color="#fcfcfa" style:font-name="DejaVu Sans Mono" fo:font-size="10pt" fo:font-weight="normal" officeooo:paragraph-rsid="002550a9" fo:background-color="#2d2a2e" style:font-size-asian="10pt" style:font-size-complex="10pt"/>
    </style:style>
    <style:style style:name="P36" style:family="paragraph" style:parent-style-name="Standard">
      <style:paragraph-properties fo:margin-left="0.5in" fo:margin-right="0in" style:line-height-at-least="0.098in" fo:text-indent="0in" style:auto-text-indent="false"/>
      <style:text-properties fo:color="#fcfcfa" fo:font-size="10pt" fo:background-color="#2d2a2e" style:font-size-asian="10pt" style:font-size-complex="10pt"/>
    </style:style>
    <style:style style:name="P37" style:family="paragraph" style:parent-style-name="Standard">
      <style:paragraph-properties fo:margin-left="0.5in" fo:margin-right="0in" style:line-height-at-least="0.098in" fo:text-indent="0in" style:auto-text-indent="false"/>
      <style:text-properties fo:color="#fcfcfa" fo:font-size="10pt" officeooo:paragraph-rsid="0024b26c" fo:background-color="#2d2a2e" style:font-size-asian="10pt" style:font-size-complex="10pt"/>
    </style:style>
    <style:style style:name="P38" style:family="paragraph" style:parent-style-name="Standard">
      <style:paragraph-properties fo:margin-left="0.5in" fo:margin-right="0in" style:line-height-at-least="0.098in" fo:text-indent="0in" style:auto-text-indent="false"/>
      <style:text-properties fo:color="#fcfcfa" fo:font-size="10pt" officeooo:paragraph-rsid="002550a9" fo:background-color="#2d2a2e" style:font-size-asian="10pt" style:font-size-complex="10pt"/>
    </style:style>
    <style:style style:name="P39" style:family="paragraph" style:parent-style-name="Standard">
      <style:paragraph-properties fo:margin-left="0.5in" fo:margin-right="0in" fo:text-indent="0in" style:auto-text-indent="false"/>
      <style:text-properties fo:color="#fcfcfa" fo:font-size="10pt" officeooo:paragraph-rsid="001f4f14" fo:background-color="#2d2a2e" style:font-size-asian="10pt" style:font-size-complex="10pt"/>
    </style:style>
    <style:style style:name="P40" style:family="paragraph" style:parent-style-name="Standard">
      <style:paragraph-properties fo:margin-left="0.5in" fo:margin-right="0in" fo:text-indent="0in" style:auto-text-indent="false"/>
      <style:text-properties fo:color="#fcfcfa" fo:font-size="10pt" officeooo:paragraph-rsid="002550a9" fo:background-color="#2d2a2e" style:font-size-asian="10pt" style:font-size-complex="10pt"/>
    </style:style>
    <style:style style:name="P41" style:family="paragraph" style:parent-style-name="Standard">
      <style:paragraph-properties fo:margin-left="0.5in" fo:margin-right="0in" style:line-height-at-least="0.098in" fo:text-indent="0in" style:auto-text-indent="false"/>
      <style:text-properties fo:font-size="10pt" style:font-size-asian="10pt" style:font-size-complex="10pt"/>
    </style:style>
    <style:style style:name="P42" style:family="paragraph" style:parent-style-name="Standard">
      <style:paragraph-properties fo:margin-left="0.5in" fo:margin-right="0in" style:line-height-at-least="0.098in" fo:text-indent="0in" style:auto-text-indent="false"/>
      <style:text-properties fo:font-size="10pt" officeooo:paragraph-rsid="002550a9" style:font-size-asian="10pt" style:font-size-complex="10pt"/>
    </style:style>
    <style:style style:name="P43" style:family="paragraph" style:parent-style-name="Standard">
      <style:paragraph-properties fo:margin-left="0.5in" fo:margin-right="0in" fo:text-indent="0in" style:auto-text-indent="false"/>
      <style:text-properties fo:font-size="10pt" officeooo:paragraph-rsid="0024b26c" style:font-size-asian="10pt" style:font-size-complex="10pt"/>
    </style:style>
    <style:style style:name="P44" style:family="paragraph" style:parent-style-name="Standard">
      <style:paragraph-properties fo:margin-left="0.5in" fo:margin-right="0in" fo:text-indent="0in" style:auto-text-indent="false"/>
      <style:text-properties fo:font-size="10pt" officeooo:rsid="0024b26c" officeooo:paragraph-rsid="0024b26c" style:font-size-asian="10pt" style:font-size-complex="10pt"/>
    </style:style>
    <style:style style:name="P45" style:family="paragraph" style:parent-style-name="Standard">
      <style:paragraph-properties fo:margin-left="0.5in" fo:margin-right="0in" style:line-height-at-least="0.098in" fo:text-indent="0in" style:auto-text-indent="false"/>
      <style:text-properties fo:color="#939293" style:font-name="DejaVu Sans Mono" fo:font-size="10pt" fo:font-weight="normal" fo:background-color="#2d2a2e" style:font-size-asian="10pt" style:font-size-complex="10pt"/>
    </style:style>
    <style:style style:name="P46" style:family="paragraph" style:parent-style-name="Standard">
      <style:paragraph-properties fo:margin-left="0.5in" fo:margin-right="0in" style:line-height-at-least="0.098in" fo:text-indent="0in" style:auto-text-indent="false"/>
      <style:text-properties fo:color="#939293" style:font-name="DejaVu Sans Mono" fo:font-size="10pt" fo:font-weight="normal" officeooo:paragraph-rsid="002550a9" fo:background-color="#2d2a2e" style:font-size-asian="10pt" style:font-size-complex="10pt"/>
    </style:style>
    <style:style style:name="P47" style:family="paragraph" style:parent-style-name="Standard">
      <style:paragraph-properties fo:margin-left="0in" fo:margin-right="0in" fo:text-indent="0in" style:auto-text-indent="false"/>
      <style:text-properties officeooo:rsid="001c227a" officeooo:paragraph-rsid="001c227a"/>
    </style:style>
    <style:style style:name="P48" style:family="paragraph" style:parent-style-name="Standard">
      <style:paragraph-properties fo:margin-left="0in" fo:margin-right="0in" fo:text-indent="0in" style:auto-text-indent="false"/>
      <style:text-properties officeooo:rsid="002099fb" officeooo:paragraph-rsid="002099fb"/>
    </style:style>
    <style:style style:name="P49" style:family="paragraph" style:parent-style-name="Standard">
      <style:paragraph-properties fo:margin-left="0in" fo:margin-right="0in" fo:text-indent="0in" style:auto-text-indent="false"/>
      <style:text-properties officeooo:rsid="002099fb" officeooo:paragraph-rsid="0021f0cb"/>
    </style:style>
    <style:style style:name="P50" style:family="paragraph" style:parent-style-name="Standard">
      <style:paragraph-properties fo:margin-left="0in" fo:margin-right="0in" fo:text-indent="0in" style:auto-text-indent="false"/>
      <style:text-properties officeooo:paragraph-rsid="002099fb"/>
    </style:style>
    <style:style style:name="P51" style:family="paragraph" style:parent-style-name="Standard">
      <style:paragraph-properties fo:margin-left="0in" fo:margin-right="0in" fo:text-indent="0in" style:auto-text-indent="false"/>
      <style:text-properties officeooo:rsid="0021f0cb" officeooo:paragraph-rsid="002099fb"/>
    </style:style>
    <style:style style:name="P52" style:family="paragraph" style:parent-style-name="Standard">
      <style:paragraph-properties fo:margin-left="0in" fo:margin-right="0in" fo:text-indent="0in" style:auto-text-indent="false"/>
      <style:text-properties officeooo:rsid="0021f0cb" officeooo:paragraph-rsid="0021f0cb"/>
    </style:style>
    <style:style style:name="P53" style:family="paragraph" style:parent-style-name="Standard">
      <style:paragraph-properties fo:margin-left="0in" fo:margin-right="0in" fo:text-indent="0in" style:auto-text-indent="false"/>
      <style:text-properties officeooo:rsid="00231019" officeooo:paragraph-rsid="00231019"/>
    </style:style>
    <style:style style:name="P54" style:family="paragraph" style:parent-style-name="Standard">
      <style:paragraph-properties fo:margin-left="0in" fo:margin-right="0in" fo:text-indent="0in" style:auto-text-indent="false"/>
      <style:text-properties fo:font-weight="bold" officeooo:rsid="00231019" officeooo:paragraph-rsid="00231019" style:font-weight-asian="bold" style:font-weight-complex="bold"/>
    </style:style>
    <style:style style:name="P55" style:family="paragraph" style:parent-style-name="Standard">
      <style:paragraph-properties fo:margin-left="0in" fo:margin-right="0in" fo:text-indent="0in" style:auto-text-indent="false"/>
      <style:text-properties fo:font-weight="bold" officeooo:rsid="0021f0cb" officeooo:paragraph-rsid="0021f0cb" style:font-weight-asian="bold" style:font-weight-complex="bold"/>
    </style:style>
    <style:style style:name="P56" style:family="paragraph" style:parent-style-name="Standard">
      <style:paragraph-properties fo:margin-left="0in" fo:margin-right="0in" fo:text-indent="0in" style:auto-text-indent="false"/>
      <style:text-properties fo:font-weight="bold" officeooo:rsid="0021f0cb" officeooo:paragraph-rsid="002099fb" style:font-weight-asian="bold" style:font-weight-complex="bold"/>
    </style:style>
    <style:style style:name="P57" style:family="paragraph" style:parent-style-name="Standard">
      <style:paragraph-properties fo:margin-left="0in" fo:margin-right="0in" fo:text-indent="0in" style:auto-text-indent="false"/>
      <style:text-properties officeooo:rsid="00238925" officeooo:paragraph-rsid="00238925"/>
    </style:style>
    <style:style style:name="P58" style:family="paragraph" style:parent-style-name="Standard">
      <style:paragraph-properties fo:margin-left="0in" fo:margin-right="0in" fo:margin-top="0in" fo:margin-bottom="0.0598in" loext:contextual-spacing="false" fo:text-indent="0in" style:auto-text-indent="false"/>
      <style:text-properties officeooo:rsid="002099fb" officeooo:paragraph-rsid="002099fb"/>
    </style:style>
    <style:style style:name="P59" style:family="paragraph" style:parent-style-name="Standard">
      <style:paragraph-properties fo:margin-left="0in" fo:margin-right="0in" fo:text-indent="0in" style:auto-text-indent="false"/>
      <style:text-properties officeooo:rsid="001c227a" officeooo:paragraph-rsid="001c227a"/>
    </style:style>
    <style:style style:name="P60" style:family="paragraph" style:parent-style-name="Standard">
      <style:paragraph-properties fo:margin-left="0in" fo:margin-right="0in" fo:text-indent="0in" style:auto-text-indent="false"/>
      <style:text-properties officeooo:rsid="001c227a" officeooo:paragraph-rsid="002099fb"/>
    </style:style>
    <style:style style:name="P61" style:family="paragraph" style:parent-style-name="Standard">
      <style:paragraph-properties fo:margin-left="0in" fo:margin-right="0in" fo:text-indent="0in" style:auto-text-indent="false"/>
      <style:text-properties officeooo:paragraph-rsid="002099fb"/>
    </style:style>
    <style:style style:name="P62" style:family="paragraph" style:parent-style-name="Standard">
      <style:paragraph-properties fo:margin-left="0in" fo:margin-right="0in" fo:text-indent="0in" style:auto-text-indent="false"/>
      <style:text-properties officeooo:paragraph-rsid="0021f0cb"/>
    </style:style>
    <style:style style:name="P63" style:family="paragraph" style:parent-style-name="Standard">
      <style:paragraph-properties fo:margin-top="0in" fo:margin-bottom="0.0598in" loext:contextual-spacing="false"/>
      <style:text-properties fo:font-size="16pt" fo:font-weight="bold" officeooo:rsid="001c227a" officeooo:paragraph-rsid="001c227a" style:font-size-asian="16pt" style:font-weight-asian="bold" style:font-size-complex="16pt" style:font-weight-complex="bold"/>
    </style:style>
    <style:style style:name="P64" style:family="paragraph" style:parent-style-name="Standard">
      <style:paragraph-properties fo:margin-left="1in" fo:margin-right="0in" fo:text-indent="0in" style:auto-text-indent="false"/>
      <style:text-properties fo:color="#fcfcfa" fo:font-size="10pt" officeooo:paragraph-rsid="002550a9" fo:background-color="#2d2a2e" style:font-size-asian="10pt" style:font-size-complex="10pt"/>
    </style:style>
    <style:style style:name="P65" style:family="paragraph">
      <loext:graphic-properties draw:fill-color="#2a2a2e"/>
      <style:paragraph-properties fo:text-align="center"/>
    </style:style>
    <style:style style:name="P66" style:family="paragraph">
      <style:text-properties style:font-name="F" fo:font-size="12pt"/>
    </style:style>
    <style:style style:name="P67" style:family="paragraph">
      <style:text-properties style:font-name="DejaVu Sans Mono3" fo:font-size="4pt"/>
    </style:style>
    <style:style style:name="P68" style:family="paragraph">
      <style:paragraph-properties style:line-height-at-least="0.098in"/>
      <style:text-properties style:font-name="F" fo:font-size="12pt"/>
    </style:style>
    <style:style style:name="P69" style:family="paragraph">
      <loext:graphic-properties draw:fill="none" draw:fill-color="#ffffff"/>
      <style:text-properties style:font-name="F" fo:font-size="12pt"/>
    </style:style>
    <style:style style:name="P70" style:family="paragraph">
      <style:paragraph-properties fo:margin-left="0in" fo:margin-right="0in" fo:text-indent="0in"/>
    </style:style>
    <style:style style:name="P71" style:family="paragraph">
      <style:paragraph-properties style:line-height-at-least="0.098in"/>
    </style:style>
    <style:style style:name="P72" style:family="paragraph">
      <loext:graphic-properties draw:fill="none" draw:fill-color="#ffffff"/>
      <style:paragraph-properties fo:margin-left="0in" fo:margin-right="0in" fo:text-indent="0in"/>
      <style:text-properties fo:font-size="10pt" style:font-size-asian="10pt" style:font-size-complex="10pt"/>
    </style:style>
    <style:style style:name="T1" style:family="text">
      <style:text-properties officeooo:rsid="001a8777"/>
    </style:style>
    <style:style style:name="T2" style:family="text">
      <style:text-properties fo:font-style="italic"/>
    </style:style>
    <style:style style:name="T3" style:family="text">
      <style:text-properties fo:font-style="italic" officeooo:rsid="002099fb"/>
    </style:style>
    <style:style style:name="T4" style:family="text">
      <style:text-properties fo:font-style="italic" officeooo:rsid="0021f0cb" style:font-style-asian="italic" style:font-style-complex="italic"/>
    </style:style>
    <style:style style:name="T5" style:family="text">
      <style:text-properties fo:font-style="italic" officeooo:rsid="002099fb" style:font-style-asian="italic" style:font-style-complex="italic"/>
    </style:style>
    <style:style style:name="T6" style:family="text">
      <style:text-properties style:font-name="DejaVu Sans Mono" fo:font-weight="normal"/>
    </style:style>
    <style:style style:name="T7" style:family="text">
      <style:text-properties style:font-name="DejaVu Sans Mono" fo:font-size="4.30000019073486pt" fo:font-weight="normal"/>
    </style:style>
    <style:style style:name="T8" style:family="text">
      <style:text-properties fo:color="#fcfcfa" style:font-name="DejaVu Sans Mono1" fo:font-size="10pt" style:font-size-asian="10pt"/>
    </style:style>
    <style:style style:name="T9" style:family="text">
      <style:text-properties fo:color="#ff6188"/>
    </style:style>
    <style:style style:name="T10" style:family="text">
      <style:text-properties fo:color="#ff6188" style:font-name="DejaVu Sans Mono" fo:font-size="4.30000019073486pt" fo:font-weight="normal"/>
    </style:style>
    <style:style style:name="T11" style:family="text">
      <style:text-properties fo:color="#ff6188" style:font-name="DejaVu Sans Mono" fo:font-weight="normal"/>
    </style:style>
    <style:style style:name="T12" style:family="text">
      <style:text-properties fo:color="#ff6188" style:font-name="DejaVu Sans Mono" fo:font-style="italic" fo:font-weight="normal"/>
    </style:style>
    <style:style style:name="T13" style:family="text">
      <style:text-properties fo:color="#ff6188" fo:font-style="italic"/>
    </style:style>
    <style:style style:name="T14" style:family="text">
      <style:text-properties fo:color="#ff6188" style:font-name="DejaVu Sans Mono1" fo:font-size="10pt" style:font-size-asian="10pt"/>
    </style:style>
    <style:style style:name="T15" style:family="text">
      <style:text-properties fo:color="#ff6188" style:font-name="DejaVu Sans Mono1" fo:font-size="10pt" officeooo:rsid="001a8777" style:font-size-asian="10pt"/>
    </style:style>
    <style:style style:name="T16" style:family="text">
      <style:text-properties fo:color="#78dce8" style:font-name="DejaVu Sans Mono" fo:font-style="italic" fo:font-weight="normal"/>
    </style:style>
    <style:style style:name="T17" style:family="text">
      <style:text-properties fo:color="#78dce8" fo:font-style="italic"/>
    </style:style>
    <style:style style:name="T18" style:family="text">
      <style:text-properties fo:color="#78dce8" style:font-name="DejaVu Sans Mono1" fo:font-size="10pt" fo:font-style="italic" style:font-size-asian="10pt" style:font-style-asian="italic"/>
    </style:style>
    <style:style style:name="T19" style:family="text">
      <style:text-properties fo:color="#939293"/>
    </style:style>
    <style:style style:name="T20" style:family="text">
      <style:text-properties fo:color="#939293" style:font-name="DejaVu Sans Mono" fo:font-size="4.30000019073486pt" fo:font-weight="normal"/>
    </style:style>
    <style:style style:name="T21" style:family="text">
      <style:text-properties fo:color="#939293" style:font-name="DejaVu Sans Mono" fo:font-weight="normal"/>
    </style:style>
    <style:style style:name="T22" style:family="text">
      <style:text-properties fo:color="#939293" style:font-name="DejaVu Sans Mono" fo:font-weight="normal" officeooo:rsid="002550a9"/>
    </style:style>
    <style:style style:name="T23" style:family="text">
      <style:text-properties fo:color="#939293" style:font-name="DejaVu Sans Mono" fo:font-weight="normal" style:font-size-asian="10pt" style:font-size-complex="10pt"/>
    </style:style>
    <style:style style:name="T24" style:family="text">
      <style:text-properties fo:color="#939293" style:font-name="DejaVu Sans Mono1" fo:font-style="normal" fo:font-weight="normal" style:font-style-asian="normal" style:font-weight-asian="normal"/>
    </style:style>
    <style:style style:name="T25" style:family="text">
      <style:text-properties fo:color="#a9dc76"/>
    </style:style>
    <style:style style:name="T26" style:family="text">
      <style:text-properties fo:color="#a9dc76" style:font-name="DejaVu Sans Mono" fo:font-size="4.30000019073486pt" fo:font-weight="normal"/>
    </style:style>
    <style:style style:name="T27" style:family="text">
      <style:text-properties fo:color="#a9dc76" style:font-name="DejaVu Sans Mono" fo:font-weight="normal"/>
    </style:style>
    <style:style style:name="T28" style:family="text">
      <style:text-properties fo:color="#a9dc76" style:font-name="DejaVu Sans Mono" fo:font-weight="normal" officeooo:rsid="002550a9"/>
    </style:style>
    <style:style style:name="T29" style:family="text">
      <style:text-properties officeooo:rsid="001c227a"/>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2099fb"/>
    </style:style>
    <style:style style:name="T32" style:family="text">
      <style:text-properties officeooo:rsid="002099fb"/>
    </style:style>
    <style:style style:name="T33" style:family="text">
      <style:text-properties officeooo:rsid="0021f0cb"/>
    </style:style>
    <style:style style:name="T34" style:family="text">
      <style:text-properties fo:font-weight="bold" style:font-weight-asian="bold" style:font-weight-complex="bold"/>
    </style:style>
    <style:style style:name="T35" style:family="text">
      <style:text-properties fo:font-weight="bold" officeooo:rsid="0021f0cb" style:font-weight-asian="bold" style:font-weight-complex="bold"/>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1c227a" style:font-size-asian="16pt" style:font-weight-asian="bold" style:font-size-complex="16pt" style:font-weight-complex="bold"/>
    </style:style>
    <style:style style:name="T38" style:family="text">
      <style:text-properties fo:color="#ffd866" style:font-name="DejaVu Sans Mono" fo:font-size="4.30000019073486pt" fo:font-weight="normal"/>
    </style:style>
    <style:style style:name="T39" style:family="text">
      <style:text-properties fo:color="#ffd866" style:font-name="DejaVu Sans Mono" fo:font-weight="normal"/>
    </style:style>
    <style:style style:name="T40" style:family="text">
      <style:text-properties officeooo:rsid="00231019"/>
    </style:style>
    <style:style style:name="T41" style:family="text">
      <style:text-properties style:font-name="DejaVu Sans Mono2" fo:font-size="10pt" style:font-size-asian="10pt" style:font-size-complex="10pt"/>
    </style:style>
    <style:style style:name="T42" style:family="text">
      <style:text-properties fo:font-size="14pt" fo:font-weight="bold" officeooo:rsid="000afeaa" style:font-size-asian="14pt" style:font-weight-asian="bold" style:font-size-complex="14pt" style:font-weight-complex="bold"/>
    </style:style>
    <style:style style:name="T43" style:family="text">
      <style:text-properties fo:color="#727072" style:font-name="DejaVu Sans Mono" fo:font-size="4.30000019073486pt" fo:font-style="italic" fo:font-weight="normal"/>
    </style:style>
    <style:style style:name="T44" style:family="text">
      <style:text-properties fo:color="#727072" style:font-name="DejaVu Sans Mono" fo:font-style="italic" fo:font-weight="normal"/>
    </style:style>
    <style:style style:name="T45" style:family="text">
      <style:text-properties officeooo:rsid="0024b26c"/>
    </style:style>
    <style:style style:name="T46" style:family="text">
      <style:text-properties fo:color="#c1c0c0" style:font-name="DejaVu Sans Mono" fo:font-size="4.30000019073486pt" fo:font-style="italic" fo:font-weight="normal"/>
    </style:style>
    <style:style style:name="T47" style:family="text">
      <style:text-properties fo:color="#c1c0c0" style:font-name="DejaVu Sans Mono" fo:font-style="italic" fo:font-weight="normal"/>
    </style:style>
    <style:style style:name="T48" style:family="text">
      <style:text-properties fo:color="#fcfcfa" fo:font-size="10pt" style:font-size-asian="10pt" style:font-size-complex="10pt"/>
    </style:style>
    <style:style style:name="T49" style:family="text">
      <style:text-properties fo:color="#fcfcfa" style:font-name="DejaVu Sans Mono3" fo:font-size="10pt" style:font-size-asian="10pt" style:font-size-complex="10pt"/>
    </style:style>
    <style:style style:name="T50" style:family="text">
      <style:text-properties fo:color="#ff6188" style:font-name="DejaVu Sans Mono3" fo:font-size="10pt" style:font-size-asian="10pt" style:font-size-complex="10pt"/>
    </style:style>
    <style:style style:name="T51" style:family="text">
      <style:text-properties fo:color="#78dce8" style:font-name="DejaVu Sans Mono3" fo:font-size="10pt" fo:font-style="italic" style:font-size-asian="10pt" style:font-style-asian="italic" style:font-size-complex="10pt" style:font-style-complex="italic"/>
    </style:style>
    <style:style style:name="T52" style:family="text">
      <style:text-properties fo:color="#939293" style:font-name="DejaVu Sans Mono3" fo:font-size="10pt" style:font-size-asian="10pt" style:font-size-complex="10pt"/>
    </style:style>
    <style:style style:name="T53" style:family="text">
      <style:text-properties fo:color="#ff6188" style:font-name="DejaVu Sans Mono3" fo:font-size="10pt" fo:font-style="italic" style:font-size-asian="10pt" style:font-style-asian="italic" style:font-size-complex="10pt" style:font-style-complex="italic"/>
    </style:style>
    <style:style style:name="T54" style:family="text">
      <style:text-properties fo:color="#a9dc76" style:font-name="DejaVu Sans Mono3" fo:font-size="10pt" style:font-size-asian="10pt" style:font-size-complex="10pt"/>
    </style:style>
    <style:style style:name="T55" style:family="text">
      <style:text-properties fo:color="#ffd866" style:font-name="DejaVu Sans Mono3" fo:font-size="10pt" style:font-size-asian="10pt" style:font-size-complex="10pt"/>
    </style:style>
    <style:style style:name="T56" style:family="text">
      <style:text-properties fo:color="#727072" style:font-name="DejaVu Sans Mono3" fo:font-size="10pt" fo:font-style="italic"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2a2a2e"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58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86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ipmunk physics<text:tab/><text:tab/><text:tab/>c library</text:p>
      <text:p text:style-name="P2"/>
      <text:p text:style-name="P2">chipmunk (6.1.3.4) <text:s/><text:tab/><text:tab/><text:tab/>c-extension API ruby gem</text:p>
      <text:p text:style-name="P2"/>
      <text:p text:style-name="P2">ofxChipmunk<text:tab/><text:tab/><text:tab/><text:tab/>chipmunk bindings for openframeworks (kinda old, but good ref)</text:p>
      <text:p text:style-name="P2"><text:tab/><text:tab/><text:tab/><text:tab/><text:tab/><text:a xlink:type="simple" xlink:href="https://github.com/underdoeg/ofxChipmunk" text:style-name="Internet_20_link" text:visited-style-name="Visited_20_Internet_20_Link">https://github.com/underdoeg/ofxChipmunk</text:a></text:p>
      <text:p text:style-name="P2"/>
      <text:p text:style-name="P2"/>
      <text:p text:style-name="P2"/>
      <text:p text:style-name="P2"/>
      <text:p text:style-name="P2">Eigen<text:tab/><text:tab/><text:tab/><text:tab/><text:tab/>c++ library for linear algebra</text:p>
      <text:p text:style-name="P2"><text:tab/><text:tab/><text:tab/><text:tab/><text:tab/><text:a xlink:type="simple" xlink:href="http://eigen.tuxfamily.org/index.php?title=Main_Page" text:style-name="Internet_20_link" text:visited-style-name="Visited_20_Internet_20_Link">http://eigen.tuxfamily.org/index.php?title=Main_Page</text:a></text:p>
      <text:p text:style-name="P2"/>
      <text:p text:style-name="P2">glm <text:tab/><text:tab/><text:tab/><text:tab/><text:tab/>c++ library for OpenGL math (used by oF master branch)</text:p>
      <text:p text:style-name="P2"/>
      <text:p text:style-name="P2">ofRectangle</text:p>
      <text:p text:style-name="P2">ofMatrix3x3<text:tab/><text:tab/><text:tab/><text:tab/>matrix classes can create and save a complex transform</text:p>
      <text:p text:style-name="P2">ofMatrix4x4</text:p>
      <text:p text:style-name="P2">ofQuaternion</text:p>
      <text:p text:style-name="P2">ofMesh<text:tab/><text:tab/><text:tab/><text:tab/>Holds 3D geometry. Mesh data can be created based on primitives</text:p>
      <text:p text:style-name="P2">ofNode<text:tab/><text:tab/><text:tab/><text:tab/>Encapsulates 3d transform (ofMatrix4x4), and geometry (ofMesh)</text:p>
      <text:p text:style-name="P2"/>
      <text:p text:style-name="P2"/>
      <text:p text:style-name="P2">ofVec2f</text:p>
      <text:p text:style-name="P2">ofVec3f</text:p>
      <text:p text:style-name="P2"/>
      <text:p text:style-name="P2"/>
      <text:p text:style-name="P2">ofDragInfo<text:tab/><text:tab/><text:tab/><text:tab/>information on drag-and-drop file events</text:p>
      <text:p text:style-name="P2"/>
      <text:p text:style-name="P2"/>
      <text:p text:style-name="P2"/>
      <text:p text:style-name="P2"><text:a xlink:type="simple" xlink:href="https://github.com/openframeworks/openFrameworks/issues/2152" text:style-name="Internet_20_link" text:visited-style-name="Visited_20_Internet_20_Link">https://github.com/openframeworks/openFrameworks/issues/2152</text:a></text:p>
      <text:p text:style-name="P2">Examples for ofxGui are not contained under the addons directory, but with the other core examples</text:p>
      <text:p text:style-name="P6"><text:span text:style-name="T1">&gt; examples/gui/guiExample</text:span></text:p>
      <text:p text:style-name="P6"/>
      <text:p text:style-name="P6"/>
      <text:p text:style-name="P6"/>
      <text:p text:style-name="P6"><draw:rect text:anchor-type="paragraph" draw:z-index="2" draw:name="Shape1" draw:style-name="gr1" draw:text-style-name="P65" svg:width="7.6169in" svg:height="0.5287in" svg:x="-0.0634in" svg:y="0.022in"><text:p/></draw:rect></text:p>
      <text:p text:style-name="P6"><text:span text:style-name="T8">ofColor_</text:span><text:span text:style-name="T14">&lt;</text:span><text:span text:style-name="T18">unsigned</text:span><text:span text:style-name="T8"> </text:span><text:span text:style-name="T18">char</text:span><text:span text:style-name="T14">&gt;</text:span></text:p>
      <text:p text:style-name="P6"><text:span text:style-name="T14"/></text:p>
      <text:p text:style-name="P6"><text:span text:style-name="T14"/></text:p>
      <text:p text:style-name="P12"><text:span text:style-name="T29">^-- </text:span>This is the <text:span text:style-name="T29">same as<text:line-break/>v-- this type here. (note the underscore above)</text:span><text:span text:style-name="T15"><text:line-break/> </text:span></text:p>
      <text:p text:style-name="P3"><draw:rect text:anchor-type="paragraph" draw:z-index="3" draw:name="Shape1" draw:style-name="gr1" draw:text-style-name="P65" svg:width="7.6169in" svg:height="0.5287in" svg:x="-0.0634in" svg:y="0.0134in"><text:p/></draw:rect><text:span text:style-name="T14"/></text:p>
      <text:p text:style-name="P3"><text:span text:style-name="T8">ofColor</text:span></text:p>
      <text:p text:style-name="P3"><text:span text:style-name="T8"/></text:p>
      <text:p text:style-name="P3"><text:span text:style-name="T8"/></text:p>
      <text:p text:style-name="P10">The template argument notes what the size of each channel will be</text:p>
      <text:p text:style-name="P27">You can copy code with colors out of the editor <text:span text:style-name="T30">vs code</text:span></text:p>
      <text:p text:style-name="P11">+ background color doesn’t work right. (can’t set custom colors on paragraph settings)<text:line-break/><text:tab/>Pick using gpick, and the set using a rectangle shape</text:p>
      <text:p text:style-name="P11"><text:tab/>Set position of the rectangle to “background”<text:line-break/><text:tab/>Put the text on top using a text box</text:p>
      <text:p text:style-name="P11">+ Can’t paste formatted text into a text box</text:p>
      <text:p text:style-name="P11"><text:tab/>Paste into main part of document first, and then copy over</text:p>
      <text:p text:style-name="P11"/>
      <text:p text:style-name="P11">Example of final result:</text:p>
      <text:p text:style-name="P6"><draw:rect text:anchor-type="paragraph" draw:z-index="0" draw:name="Shape1" draw:style-name="gr1" draw:text-style-name="P65" svg:width="7.674in" svg:height="3.0024in" svg:x="-0.0063in" svg:y="0.1772in"><text:p/></draw:rect></text:p>
      <text:p text:style-name="P10"><text:span text:style-name="T20"/></text:p>
      <text:p text:style-name="P10"><draw:frame text:anchor-type="paragraph" draw:z-index="1" draw:name="Shape2" draw:style-name="gr2" draw:text-style-name="P69" svg:width="6.4516in" svg:height="2.5898in" svg:x="0.0193in" svg:y="0.0016in"><draw:text-box><text:p text:style-name="P66"><text:span text:style-name="T48">      </text:span><text:span text:style-name="T49">ofParameter</text:span><text:span text:style-name="T50">&lt;</text:span><text:span text:style-name="T49">ofColor_</text:span><text:span text:style-name="T50">&lt;</text:span><text:span text:style-name="T51">unsigned</text:span><text:span text:style-name="T49"> </text:span><text:span text:style-name="T51">char</text:span><text:span text:style-name="T50">&gt;&gt;</text:span><text:span text:style-name="T49"> mColorPicker_Parameter</text:span><text:span text:style-name="T52">;</text:span></text:p><text:p text:style-name="P66"><text:span text:style-name="T52"/></text:p><text:p text:style-name="P66"><text:span text:style-name="T52"/></text:p><text:p text:style-name="P67"><text:span text:style-name="T53"><text:s text:c="3"/></text:span><text:span text:style-name="T53">virtual</text:span><text:span text:style-name="T49"> </text:span><text:span text:style-name="T51">void</text:span><text:span text:style-name="T49"> </text:span><text:span text:style-name="T54">keyPressed</text:span><text:span text:style-name="T52">(</text:span><text:span text:style-name="T51">int</text:span><text:span text:style-name="T49"> key</text:span><text:span text:style-name="T52">);</text:span></text:p><text:p text:style-name="P68"><text:span text:style-name="T48">      </text:span><text:span text:style-name="T53">virtual</text:span><text:span text:style-name="T49"> </text:span><text:span text:style-name="T51">void</text:span><text:span text:style-name="T49"> </text:span><text:span text:style-name="T54">keyReleased</text:span><text:span text:style-name="T52">(</text:span><text:span text:style-name="T51">int</text:span><text:span text:style-name="T49"> key</text:span><text:span text:style-name="T52">);</text:span></text:p><text:p text:style-name="P68"><text:span text:style-name="T48">      </text:span><text:span text:style-name="T53">virtual</text:span><text:span text:style-name="T49"> </text:span><text:span text:style-name="T51">void</text:span><text:span text:style-name="T49"> </text:span><text:span text:style-name="T54">mouseMoved</text:span><text:span text:style-name="T52">(</text:span><text:span text:style-name="T51">int</text:span><text:span text:style-name="T49"> x</text:span><text:span text:style-name="T52">,</text:span><text:span text:style-name="T49"> </text:span><text:span text:style-name="T51">int</text:span><text:span text:style-name="T49"> y </text:span><text:span text:style-name="T52">);</text:span></text:p><text:p text:style-name="P68"><text:span text:style-name="T48">      </text:span><text:span text:style-name="T53">virtual</text:span><text:span text:style-name="T49"> </text:span><text:span text:style-name="T51">void</text:span><text:span text:style-name="T49"> </text:span><text:span text:style-name="T54">mouseDragged</text:span><text:span text:style-name="T52">(</text:span><text:span text:style-name="T51">int</text:span><text:span text:style-name="T49"> x</text:span><text:span text:style-name="T52">,</text:span><text:span text:style-name="T49"> </text:span><text:span text:style-name="T51">int</text:span><text:span text:style-name="T49"> y</text:span><text:span text:style-name="T52">,</text:span><text:span text:style-name="T49"> </text:span><text:span text:style-name="T51">int</text:span><text:span text:style-name="T49"> button</text:span><text:span text:style-name="T52">);</text:span></text:p><text:p text:style-name="P68"><text:span text:style-name="T48">      </text:span><text:span text:style-name="T53">virtual</text:span><text:span text:style-name="T49"> </text:span><text:span text:style-name="T51">void</text:span><text:span text:style-name="T49"> </text:span><text:span text:style-name="T54">mousePressed</text:span><text:span text:style-name="T52">(</text:span><text:span text:style-name="T51">int</text:span><text:span text:style-name="T49"> x</text:span><text:span text:style-name="T52">,</text:span><text:span text:style-name="T49"> </text:span><text:span text:style-name="T51">int</text:span><text:span text:style-name="T49"> y</text:span><text:span text:style-name="T52">,</text:span><text:span text:style-name="T49"> </text:span><text:span text:style-name="T51">int</text:span><text:span text:style-name="T49"> button</text:span><text:span text:style-name="T52">);</text:span></text:p><text:p text:style-name="P68"><text:span text:style-name="T48">      </text:span><text:span text:style-name="T53">virtual</text:span><text:span text:style-name="T49"> </text:span><text:span text:style-name="T51">void</text:span><text:span text:style-name="T49"> </text:span><text:span text:style-name="T54">mouseReleased</text:span><text:span text:style-name="T52">(</text:span><text:span text:style-name="T51">int</text:span><text:span text:style-name="T49"> x</text:span><text:span text:style-name="T52">,</text:span><text:span text:style-name="T49"> </text:span><text:span text:style-name="T51">int</text:span><text:span text:style-name="T49"> y</text:span><text:span text:style-name="T52">,</text:span><text:span text:style-name="T49"> </text:span><text:span text:style-name="T51">int</text:span><text:span text:style-name="T49"> button</text:span><text:span text:style-name="T52">);</text:span></text:p><text:p text:style-name="P68"><text:span text:style-name="T48">      </text:span><text:span text:style-name="T53">virtual</text:span><text:span text:style-name="T49"> </text:span><text:span text:style-name="T51">void</text:span><text:span text:style-name="T49"> </text:span><text:span text:style-name="T54">mouseEntered</text:span><text:span text:style-name="T52">(</text:span><text:span text:style-name="T51">int</text:span><text:span text:style-name="T49"> x</text:span><text:span text:style-name="T52">,</text:span><text:span text:style-name="T49"> </text:span><text:span text:style-name="T51">int</text:span><text:span text:style-name="T49"> y</text:span><text:span text:style-name="T52">);</text:span></text:p><text:p text:style-name="P68"><text:span text:style-name="T48">      </text:span><text:span text:style-name="T53">virtual</text:span><text:span text:style-name="T49"> </text:span><text:span text:style-name="T51">void</text:span><text:span text:style-name="T49"> </text:span><text:span text:style-name="T54">mouseExited</text:span><text:span text:style-name="T52">(</text:span><text:span text:style-name="T51">int</text:span><text:span text:style-name="T49"> x</text:span><text:span text:style-name="T52">,</text:span><text:span text:style-name="T49"> </text:span><text:span text:style-name="T51">int</text:span><text:span text:style-name="T49"> y</text:span><text:span text:style-name="T52">);</text:span></text:p><text:p text:style-name="P68"><text:span text:style-name="T48">      </text:span><text:span text:style-name="T53">virtual</text:span><text:span text:style-name="T49"> </text:span><text:span text:style-name="T51">void</text:span><text:span text:style-name="T49"> </text:span><text:span text:style-name="T54">mouseScrolled</text:span><text:span text:style-name="T52">(</text:span><text:span text:style-name="T51">int</text:span><text:span text:style-name="T49"> x</text:span><text:span text:style-name="T52">,</text:span><text:span text:style-name="T49"> </text:span><text:span text:style-name="T51">int</text:span><text:span text:style-name="T49"> y</text:span><text:span text:style-name="T52">,</text:span><text:span text:style-name="T49"> </text:span><text:span text:style-name="T51">float</text:span><text:span text:style-name="T49"> scrollX</text:span><text:span text:style-name="T52">,</text:span><text:span text:style-name="T49"> </text:span><text:span text:style-name="T51">float</text:span><text:span text:style-name="T49"> scrollY </text:span><text:span text:style-name="T52">);</text:span></text:p><text:p text:style-name="P68"><text:span text:style-name="T48">      </text:span><text:span text:style-name="T53">virtual</text:span><text:span text:style-name="T49"> </text:span><text:span text:style-name="T51">void</text:span><text:span text:style-name="T49"> </text:span><text:span text:style-name="T54">windowResized</text:span><text:span text:style-name="T52">(</text:span><text:span text:style-name="T51">int</text:span><text:span text:style-name="T49"> w</text:span><text:span text:style-name="T52">,</text:span><text:span text:style-name="T49"> </text:span><text:span text:style-name="T51">int</text:span><text:span text:style-name="T49"> h</text:span><text:span text:style-name="T52">);</text:span></text:p><text:p text:style-name="P68"><text:span text:style-name="T48">      </text:span><text:span text:style-name="T53">virtual</text:span><text:span text:style-name="T49"> </text:span><text:span text:style-name="T51">void</text:span><text:span text:style-name="T49"> </text:span><text:span text:style-name="T54">dragEvent</text:span><text:span text:style-name="T52">(</text:span><text:span text:style-name="T49">ofDragInfo dragInfo</text:span><text:span text:style-name="T52">);</text:span></text:p><text:p text:style-name="P68"><text:span text:style-name="T48">      </text:span><text:span text:style-name="T53">virtual</text:span><text:span text:style-name="T49"> </text:span><text:span text:style-name="T51">void</text:span><text:span text:style-name="T49"> </text:span><text:span text:style-name="T54">gotMessage</text:span><text:span text:style-name="T52">(</text:span><text:span text:style-name="T49">ofMessage msg</text:span><text:span text:style-name="T52">);</text:span></text:p></draw:text-box></draw:frame><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text:span text:style-name="T20"/></text:p>
      <text:p text:style-name="P10"/>
      <text:p text:style-name="P63">c++ typecasting</text:p>
      <text:p text:style-name="P50"><text:span text:style-name="T29">dynamic_cast<text:tab/><text:tab/>C</text:span>an only be used with pointers and references to classes</text:p>
      <text:p text:style-name="P62"><text:tab/><text:tab/><text:tab/>(or with <text:span text:style-name="Source_20_Text">void*</text:span>). <text:span text:style-name="T32">Can perform both </text:span><text:span text:style-name="T5">upcasts</text:span><text:span text:style-name="T32"> and </text:span><text:span text:style-name="T5">downcasts</text:span><text:span text:style-name="T32">.<text:line-break/><text:tab/><text:tab/><text:tab/>Downcasts </text:span><text:span text:style-name="T31">if and only if</text:span><text:span text:style-name="T32"> </text:span>the pointed object is a valid complete object</text:p>
      <text:p text:style-name="P62"><text:tab/><text:tab/><text:tab/>of the target type.</text:p>
      <text:p text:style-name="P60"/>
      <text:p text:style-name="P62"><text:span text:style-name="T29">static_cast<text:tab/><text:tab/>C</text:span>an perform conversions between pointers to related classes,</text:p>
      <text:p text:style-name="P62"><text:span text:style-name="T33"><text:tab/><text:tab/><text:tab/>both </text:span><text:span text:style-name="T4">upcasts</text:span><text:span text:style-name="T33"> and </text:span><text:span text:style-name="T4">downcasts</text:span><text:span text:style-name="T33">. </text:span><text:span text:style-name="T35">BUT</text:span><text:span text:style-name="T33"> there are no runtime checks.</text:span></text:p>
      <text:p text:style-name="P47"/>
      <text:p text:style-name="P50"><text:span text:style-name="T32">reinterpret_cast<text:tab/>C</text:span>onverts any pointer type to any other pointer type,</text:p>
      <text:p text:style-name="P50"><text:tab/><text:tab/><text:tab/>even of unrelated classes. It can also cast pointers to or from integer types</text:p>
      <text:p text:style-name="P50"/>
      <text:p text:style-name="P62"><text:span text:style-name="T32">const_cast<text:tab/><text:tab/></text:span>This type of casting manipulates the <text:span text:style-name="T34">constness</text:span> of the object pointed by a </text:p>
      <text:p text:style-name="P62"><text:tab/><text:tab/><text:tab/>pointer, either to be set or to be removed. For example, in order to pass a</text:p>
      <text:p text:style-name="P62"><text:tab/><text:tab/><text:tab/>const pointer to a function that expects a non-const argument:</text:p>
      <text:p text:style-name="P50"/>
      <text:p text:style-name="P62"><text:span text:style-name="T4">upcast</text:span><text:span text:style-name="T33"><text:tab/><text:tab/></text:span>from pointer-to-derived to pointer-to-base</text:p>
      <text:p text:style-name="P62"><text:span text:style-name="T3">downcasts<text:tab/></text:span><text:span text:style-name="T32">from pointer-to-base to pointer-to-derived</text:span></text:p>
      <text:p text:style-name="P48"/>
      <text:p text:style-name="P48">src: <text:a xlink:type="simple" xlink:href="http://www.cplusplus.com/doc/tutorial/typecasting/" text:style-name="Internet_20_link" text:visited-style-name="Visited_20_Internet_20_Link">http://www.cplusplus.com/doc/tutorial/typecasting/</text:a><text:line-break/><text:span text:style-name="T33">(much of these descriptions are exact copies of the text @ that link)</text:span></text:p>
      <text:p text:style-name="P58"><text:soft-page-break/><text:line-break/><text:span text:style-name="T37">Pointers and references and stuff like that</text:span></text:p>
      <text:p text:style-name="P56">c++ smart pointers</text:p>
      <text:p text:style-name="P57">various mechanisms that function similarly to pointers from C, but have additional mechanisms to manage resource ownership. Smart pointers are designed to free resources when the pointer falls out of scope. This is different from C pointers which must be manually free()’d.</text:p>
      <text:p text:style-name="P57"/>
      <text:p text:style-name="P57">unique_ptr&lt;T&gt;</text:p>
      <text:p text:style-name="P57">shared_ptr&lt;T&gt;</text:p>
      <text:p text:style-name="P57">weak_ptr&lt;T&gt;</text:p>
      <text:p text:style-name="P57"/>
      <text:p text:style-name="P57">can access the underlying ‘raw pointer’ using get()</text:p>
      <text:p text:style-name="P51"/>
      <text:p text:style-name="P55">ofParameter<text:span text:style-name="T40">&lt;T&gt;</text:span></text:p>
      <text:list xml:id="list424514720226103688" text:style-name="L7">
        <text:list-item>
          <text:p text:style-name="P18"><text:a xlink:type="simple" xlink:href="http://openframeworks.cc/documentation/types/ofParameter/#show_addListener" text:style-name="Internet_20_link" text:visited-style-name="Visited_20_Internet_20_Link">addListener()</text:a> </text:p>
        </text:list-item>
        <text:list-item>
          <text:p text:style-name="P18"><text:a xlink:type="simple" xlink:href="http://openframeworks.cc/documentation/types/ofParameter/#show_disableEvents" text:style-name="Internet_20_link" text:visited-style-name="Visited_20_Internet_20_Link">disableEvents()</text:a></text:p>
        </text:list-item>
        <text:list-item>
          <text:p text:style-name="P18"><text:a xlink:type="simple" xlink:href="http://openframeworks.cc/documentation/types/ofParameter/#show_enableEvents" text:style-name="Internet_20_link" text:visited-style-name="Visited_20_Internet_20_Link">enableEvents()</text:a> </text:p>
        </text:list-item>
        <text:list-item>
          <text:p text:style-name="P19">get()</text:p>
        </text:list-item>
      </text:list>
      <text:p text:style-name="P53">kinda like a smart pointer</text:p>
      <text:p text:style-name="P53">used by ofxGui</text:p>
      <text:p text:style-name="P53">can access the internal value using the get() member function (get a const out)</text:p>
      <text:p text:style-name="P53">or you can call member functions on the bound data thanks to the <text:span text:style-name="T41">-&gt;</text:span> operator</text:p>
      <text:p text:style-name="P53"/>
      <text:p text:style-name="P53">Key points</text:p>
      <text:list xml:id="list8351815258570564511" text:style-name="L8">
        <text:list-item>
          <text:p text:style-name="P20">Events can be registered, that will fire when the value of the parameter changes.</text:p>
        </text:list-item>
        <text:list-item>
          <text:p text:style-name="P20">Can establish limits on ofParameter to restrict the min / max value.</text:p>
        </text:list-item>
        <text:list-item>
          <text:p text:style-name="P20">Inside openFrameworks, a ofParameter can be provided as the argument to functions, as if it were the type it contains (I assume smart-pointers work like this too?)</text:p>
        </text:list-item>
      </text:list>
      <text:p text:style-name="P53"/>
      <text:p text:style-name="P54">Rice::Data_Object&lt;T&gt;</text:p>
      <text:p text:style-name="P52"/>
      <table:table table:name="Table1" table:style-name="Table1">
        <table:table-column table:style-name="Table1.A"/>
        <table:table-column table:style-name="Table1.B"/>
        <table:table-row>
          <table:table-cell table:style-name="Table1.A1" office:value-type="string">
            <text:p text:style-name="Table_20_Contents"><text:a xlink:type="simple" xlink:href="http://jasonroelofs.github.io/rice/classRice_1_1Builtin__Object.html" office:target-frame-name="_self" xlink:show="replace" text:style-name="Internet_20_link" text:visited-style-name="Visited_20_Internet_20_Link">Rice::Builtin_Object&lt; Builtin_Type &gt;</text:a></text:p>
          </table:table-cell>
          <table:table-cell table:style-name="Table1.A1" office:value-type="string">
            <text:p text:style-name="Table_20_Contents">A smartpointer-like wrapper for Ruby builtin objects <text:bookmark text:name="row_12_5_"/></text:p>
          </table:table-cell>
        </table:table-row>
        <table:table-row>
          <table:table-cell table:style-name="Table1.A1" office:value-type="string">
            <text:p text:style-name="Table_20_Contents"><text:a xlink:type="simple" xlink:href="http://jasonroelofs.github.io/rice/classRice_1_1Data__Object.html" office:target-frame-name="_self" xlink:show="replace" text:style-name="Internet_20_link" text:visited-style-name="Visited_20_Internet_20_Link">Rice::Data_Object&lt; T &gt;</text:a></text:p>
          </table:table-cell>
          <table:table-cell table:style-name="Table1.A1" office:value-type="string">
            <text:p text:style-name="Table_20_Contents">A smartpointer-like wrapper for Ruby data objects </text:p>
          </table:table-cell>
        </table:table-row>
      </table:table>
      <text:p text:style-name="P49"/>
      <text:p text:style-name="P49"><draw:rect text:anchor-type="paragraph" draw:z-index="4" draw:name="Shape1" draw:style-name="gr1" draw:text-style-name="P65" svg:width="7.674in" svg:height="2.1031in" svg:x="0.0374in" svg:y="0.0929in"><text:p/></draw:rect></text:p>
      <text:p text:style-name="P49"><draw:frame text:anchor-type="paragraph" draw:z-index="5" draw:name="Shape3" draw:style-name="gr3" draw:text-style-name="P72" svg:width="4.1512in" svg:height="1.865in" svg:x="0.1992in" svg:y="0.0193in"><draw:text-box><text:p text:style-name="P70"><text:span text:style-name="T51">class</text:span><text:span text:style-name="T49"> </text:span><text:span text:style-name="T54">Foo</text:span><text:span text:style-name="T49"> </text:span><text:span text:style-name="T52">{</text:span><text:span text:style-name="T49"> </text:span><text:span text:style-name="T52">};</text:span></text:p><text:p text:style-name="P71"><text:span text:style-name="T49">...</text:span></text:p><text:p text:style-name="P71"><text:span text:style-name="T49">Data_Type</text:span><text:span text:style-name="T50">&lt;</text:span><text:span text:style-name="T49">Foo</text:span><text:span text:style-name="T50">&gt;</text:span><text:span text:style-name="T49"> rb_cFoo </text:span><text:span text:style-name="T50">=</text:span><text:span text:style-name="T49"> </text:span><text:span text:style-name="T54">define_class</text:span><text:span text:style-name="T52">("</text:span><text:span text:style-name="T55">Foo</text:span><text:span text:style-name="T52">");</text:span></text:p><text:p text:style-name="P71"><text:span text:style-name="T49">...</text:span></text:p><text:p text:style-name="P71"><text:span text:style-name="T56">// Wrap:</text:span></text:p><text:p text:style-name="P71"><text:span text:style-name="T49">Data_Object</text:span><text:span text:style-name="T50">&lt;</text:span><text:span text:style-name="T49">Foo</text:span><text:span text:style-name="T50">&gt;</text:span><text:span text:style-name="T49"> </text:span><text:span text:style-name="T54">foo1</text:span><text:span text:style-name="T52">(</text:span><text:span text:style-name="T50">new</text:span><text:span text:style-name="T49"> Foo</text:span><text:span text:style-name="T52">);</text:span></text:p><text:p text:style-name="P71"><text:span text:style-name="T56">// Get value to return:</text:span></text:p><text:p text:style-name="P71"><text:span text:style-name="T49">VALUE v </text:span><text:span text:style-name="T50">=</text:span><text:span text:style-name="T49"> foo1.</text:span><text:span text:style-name="T54">value</text:span><text:span text:style-name="T52">()</text:span></text:p><text:p text:style-name="P71"><text:span text:style-name="T56">// Unwrap:</text:span></text:p><text:p text:style-name="P71"><text:span text:style-name="T49">Data_Object</text:span><text:span text:style-name="T50">&lt;</text:span><text:span text:style-name="T49">Foo</text:span><text:span text:style-name="T50">&gt;</text:span><text:span text:style-name="T49"> </text:span><text:span text:style-name="T54">foo2</text:span><text:span text:style-name="T52">(</text:span><text:span text:style-name="T49">v</text:span><text:span text:style-name="T52">,</text:span><text:span text:style-name="T49"> rb_cFoo</text:span><text:span text:style-name="T52">);</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54">From the github page of Rice:</text:p>
      <text:p text:style-name="P49"/>
      <text:p text:style-name="P1">If a reference counted object is being wrapped, or if another type of smart pointer is wrapped, ensure that only one mechanism is used to destroy the object. In general, the smart pointer manages the allocation of the object, and Ruby should hold only a reference to the smart pointer. When the garbage collector determines that it is time to clean up the object, the smart pointer will be destroyed, decrementing the reference count; when the reference count drops to 0, underlying object will be destroyed.</text:p>
      <text:p text:style-name="P49"/>
      <text:p text:style-name="P49"/>
      <text:p text:style-name="P49"/>
      <text:p text:style-name="P52">Sources:</text:p>
      <text:p text:style-name="P31"><text:a xlink:type="simple" xlink:href="https://github.com/jasonroelofs/rice" text:style-name="Internet_20_link" text:visited-style-name="Visited_20_Internet_20_Link"><text:span text:style-name="T40">https://github.com/jasonroelofs/rice</text:span></text:a></text:p>
      <text:p text:style-name="P30"><text:a xlink:type="simple" xlink:href="http://jasonroelofs.github.io/rice/hierarchy.html" text:style-name="Internet_20_link" text:visited-style-name="Visited_20_Internet_20_Link">http://jasonroelofs.github.io/rice/hierarchy.html</text:a></text:p>
      <text:p text:style-name="P32"><text:a xlink:type="simple" xlink:href="http://jasonroelofs.github.io/rice/classRice_1_1Data__Object.html" text:style-name="Internet_20_link" text:visited-style-name="Visited_20_Internet_20_Link">http://jasonroelofs.github.io/rice/classRice_1_1Data__Object.html</text:a></text:p>
      <text:p text:style-name="P32"><text:a xlink:type="simple" xlink:href="http://openframeworks.cc/documentation/types/ofParameter/#show_addListener" text:style-name="Internet_20_link" text:visited-style-name="Visited_20_Internet_20_Link">http://openframeworks.cc/documentation/types/ofParameter/#show_addListener</text:a></text:p>
      <text:p text:style-name="P32"/>
      <text:p text:style-name="P32"/>
      <text:p text:style-name="P52"/>
      <text:p text:style-name="P52"/>
      <text:p text:style-name="P52"/>
      <text:p text:style-name="P52"/>
      <text:p text:style-name="P52"/>
      <text:p text:style-name="P47"/>
      <text:p text:style-name="P47"/>
      <text:list xml:id="list270228021444036198" text:style-name="L2">
        <text:list-item>
          <text:p text:style-name="P13">test</text:p>
          <text:list>
            <text:list-item>
              <text:p text:style-name="P13">always test things</text:p>
            </text:list-item>
            <text:list-item>
              <text:p text:style-name="P13">don’t just do what you think is right</text:p>
            </text:list-item>
          </text:list>
        </text:list-item>
        <text:list-item>
          <text:p text:style-name="P13">foo</text:p>
        </text:list-item>
        <text:list-item>
          <text:p text:style-name="P13">baz</text:p>
          <text:list>
            <text:list-item>
              <text:p text:style-name="P13">hey!</text:p>
            </text:list-item>
          </text:list>
        </text:list-item>
        <text:list-item>
          <text:p text:style-name="P13">bar</text:p>
        </text:list-item>
        <text:list-item>
          <text:p text:style-name="P13">donuts?</text:p>
        </text:list-item>
      </text:list>
      <text:p><text:span text:style-name="T45">a</text:span>pp.cpp</text:p>
      <text:p text:style-name="P16"><draw:rect text:anchor-type="paragraph" draw:z-index="6" draw:name="Shape1" draw:style-name="gr1" draw:text-style-name="P65" svg:width="7.674in" svg:height="2.1031in" svg:x="0.0374in" svg:y="0.0846in"><text:p/></draw:rect><draw:rect text:anchor-type="paragraph" draw:z-index="7" draw:name="Shape1" draw:style-name="gr1" draw:text-style-name="P65" svg:width="7.674in" svg:height="2.498in" svg:x="0.0374in" svg:y="0.1398in"><text:p/></draw:rect></text:p>
      <text:p text:style-name="P39"><text:span text:style-name="T21"> </text:span><text:span text:style-name="T44">// -- Easy way to pass a pointer from C++ to Ruby</text:span></text:p>
      <text:p text:style-name="P36"><text:span text:style-name="T19">   </text:span><text:span text:style-name="T44">// BUT this hands memory management to the Ruby interpreter</text:span></text:p>
      <text:p text:style-name="P36"><text:span text:style-name="T19">   </text:span><text:span text:style-name="T44">// which is often not what I personally want / need.</text:span></text:p>
      <text:p text:style-name="P36">   </text:p>
      <text:p text:style-name="P36"><text:span text:style-name="T19">   </text:span><text:span text:style-name="T44">// This is how you can pass a pointer to a C++ type to Ruby-land.</text:span></text:p>
      <text:p text:style-name="P36"><text:span text:style-name="T19">   </text:span><text:span text:style-name="T44">// 'Rice::Data_Object' functions basically like a C++ smart pointer,</text:span></text:p>
      <text:p text:style-name="P36"><text:span text:style-name="T19">   </text:span><text:span text:style-name="T44">// but allows for data to be sent to Ruby.</text:span></text:p>
      <text:p text:style-name="P36"><text:span text:style-name="T19">   </text:span><text:span text:style-name="T44">// NOTE: Like a smart pointer, when this falls out of scope, free() will be called. Thus, make sure the target data is heap allocated.</text:span></text:p>
      <text:p text:style-name="P36">   <text:span text:style-name="T6">color_ptr </text:span><text:span text:style-name="T11">=</text:span><text:span text:style-name="T6"> </text:span><text:span text:style-name="T11">new</text:span><text:span text:style-name="T6"> ofColor</text:span><text:span text:style-name="T21">;</text:span></text:p>
      <text:p text:style-name="P36">   <text:span text:style-name="T6">Rice</text:span><text:span text:style-name="T21">::</text:span><text:span text:style-name="T6">Data_Object</text:span><text:span text:style-name="T11">&lt;</text:span><text:span text:style-name="T6">ofColor</text:span><text:span text:style-name="T11">&gt;</text:span><text:span text:style-name="T6"> </text:span><text:span text:style-name="T27">rb_color_ptr</text:span><text:span text:style-name="T21">(</text:span><text:span text:style-name="T27">color_ptr</text:span><text:span text:style-name="T21">);</text:span></text:p>
      <text:p text:style-name="P36">   </text:p>
      <text:p text:style-name="P36"><text:span text:style-name="T19">   </text:span><text:span text:style-name="T44">// NOTE: may not need to use 'to_ruby()' on the Rice::Data_Object</text:span></text:p>
      <text:p text:style-name="P36">   <text:span text:style-name="T6">mSelf</text:span><text:span text:style-name="T21">.</text:span><text:span text:style-name="T27">call</text:span><text:span text:style-name="T21">("</text:span><text:span text:style-name="T39">font_color=</text:span><text:span text:style-name="T21">",</text:span><text:span text:style-name="T27"> to_ruby</text:span><text:span text:style-name="T21">(</text:span><text:span text:style-name="T27">rb_color_ptr</text:span><text:span text:style-name="T21">));</text:span></text:p>
      <text:p text:style-name="P36">   </text:p>
      <text:p text:style-name="P39"><text:span text:style-name="T21"/></text:p>
      <text:p text:style-name="P14"/>
      <text:p text:style-name="P4">app.h</text:p>
      <text:p text:style-name="P25"><draw:rect text:anchor-type="paragraph" draw:z-index="8" draw:name="Shape1" draw:style-name="gr1" draw:text-style-name="P65" svg:width="7.674in" svg:height="3.5543in" svg:x="0.0374in" svg:y="0.0654in"><text:p/></draw:rect></text:p>
      <text:p text:style-name="P33"><text:span text:style-name="T17">class</text:span> <text:span text:style-name="T25">rbApp</text:span> : <text:span text:style-name="T17">public</text:span> <text:span text:style-name="T25">ofBaseApp</text:span><text:span text:style-name="T19">{</text:span></text:p>
      <text:p text:style-name="P41"/>
      <text:p text:style-name="P36">   <text:span text:style-name="T12">public:</text:span></text:p>
      <text:p text:style-name="P36">      <text:span text:style-name="T27">rbApp</text:span><text:span text:style-name="T21">(</text:span><text:span text:style-name="T6">Rice</text:span><text:span text:style-name="T21">::</text:span><text:span text:style-name="T6">Object</text:span><text:span text:style-name="T21">);</text:span></text:p>
      <text:p text:style-name="P36">      <text:span text:style-name="T27">~rbApp</text:span><text:span text:style-name="T21">();</text:span></text:p>
      <text:p text:style-name="P36">      </text:p>
      <text:p text:style-name="P36">      <text:span text:style-name="T12">virtual</text:span><text:span text:style-name="T6"> </text:span><text:span text:style-name="T16">void</text:span><text:span text:style-name="T6"> </text:span><text:span text:style-name="T27">setup</text:span><text:span text:style-name="T21">();</text:span></text:p>
      <text:p text:style-name="P36">      <text:span text:style-name="T12">virtual</text:span><text:span text:style-name="T6"> </text:span><text:span text:style-name="T16">void</text:span><text:span text:style-name="T6"> </text:span><text:span text:style-name="T27">update</text:span><text:span text:style-name="T21">();</text:span></text:p>
      <text:p text:style-name="P36">      <text:span text:style-name="T12">virtual</text:span><text:span text:style-name="T6"> </text:span><text:span text:style-name="T16">void</text:span><text:span text:style-name="T6"> </text:span><text:span text:style-name="T27">draw</text:span><text:span text:style-name="T21">();</text:span></text:p>
      <text:p text:style-name="P38"><text:span text:style-name="T6"/></text:p>
      <text:p text:style-name="P38"><text:span text:style-name="T6">...</text:span></text:p>
      <text:p text:style-name="P36">   </text:p>
      <text:p text:style-name="P36">   <text:span text:style-name="T12">protected:</text:span></text:p>
      <text:p text:style-name="P36">      <text:span text:style-name="T6">Rice</text:span><text:span text:style-name="T21">::</text:span><text:span text:style-name="T6">Object mSelf</text:span><text:span text:style-name="T21">;</text:span></text:p>
      <text:p text:style-name="P36">      </text:p>
      <text:p text:style-name="P36">      <text:span text:style-name="T6">ofxPanel gui</text:span><text:span text:style-name="T21">;</text:span></text:p>
      <text:p text:style-name="P36">      <text:span text:style-name="T6">ofxColorPicker_</text:span><text:span text:style-name="T11">&lt;</text:span><text:span text:style-name="T16">unsigned</text:span><text:span text:style-name="T6"> </text:span><text:span text:style-name="T16">char</text:span><text:span text:style-name="T11">&gt;</text:span><text:span text:style-name="T6"> mColorPicker_Widget</text:span><text:span text:style-name="T21">;</text:span></text:p>
      <text:p text:style-name="P36">      <text:span text:style-name="T6">ofParameter</text:span><text:span text:style-name="T11">&lt;</text:span><text:span text:style-name="T6">ofColor_</text:span><text:span text:style-name="T11">&lt;</text:span><text:span text:style-name="T16">unsigned</text:span><text:span text:style-name="T6"> </text:span><text:span text:style-name="T16">char</text:span><text:span text:style-name="T11">&gt;&gt;</text:span><text:span text:style-name="T6"> mColorPicker_Parameter</text:span><text:span text:style-name="T21">;</text:span></text:p>
      <text:p text:style-name="P36">      <text:span text:style-name="T6">ofColor</text:span><text:span text:style-name="T11">*</text:span><text:span text:style-name="T6"> color_ptr</text:span><text:span text:style-name="T21">;</text:span></text:p>
      <text:p text:style-name="P45">};</text:p>
      <text:p text:style-name="P33"/>
      <text:p text:style-name="P43"><text:span text:style-name="T24"/></text:p>
      <text:p text:style-name="P44"/>
      <text:p text:style-name="P28"><text:span text:style-name="T45">a</text:span>pp.cpp</text:p>
      <text:p text:style-name="P17"><draw:rect text:anchor-type="paragraph" draw:z-index="9" draw:name="Shape1" draw:style-name="gr1" draw:text-style-name="P65" svg:width="7.674in" svg:height="2.1031in" svg:x="0.0374in" svg:y="0.0846in"><text:p/></draw:rect><draw:rect text:anchor-type="paragraph" draw:z-index="10" draw:name="Shape1" draw:style-name="gr1" draw:text-style-name="P65" svg:width="7.674in" svg:height="5.1614in" svg:x="0.0374in" svg:y="0.1398in"><text:p/></draw:rect></text:p>
      <text:p text:style-name="P64"><text:span text:style-name="T44"/></text:p>
      <text:p text:style-name="P33"><text:span text:style-name="T17">template</text:span><text:span text:style-name="T9">&lt;</text:span><text:span text:style-name="T13">typename</text:span> T<text:span text:style-name="T9">&gt;</text:span></text:p>
      <text:p text:style-name="P33"><text:span text:style-name="T17">struct</text:span> <text:span text:style-name="T25">Null_Free_Function</text:span></text:p>
      <text:p text:style-name="P45">{</text:p>
      <text:p text:style-name="P33"><text:span text:style-name="T13">static</text:span> <text:span text:style-name="T17">void</text:span> <text:span text:style-name="T25">free</text:span><text:span text:style-name="T19">(</text:span>T <text:span text:style-name="T9">*</text:span> obj<text:span text:style-name="T19">)</text:span> <text:span text:style-name="T19">{</text:span> <text:span text:style-name="T19">}</text:span></text:p>
      <text:p text:style-name="P45">};</text:p>
      <text:p text:style-name="P64"><text:span text:style-name="T44"/></text:p>
      <text:p text:style-name="P35"><text:span text:style-name="T2">...</text:span></text:p>
      <text:p text:style-name="P40"><text:span text:style-name="T44"><text:s/></text:span></text:p>
      <text:p text:style-name="P40"><text:span text:style-name="T44">// -- More complex way to pass a pointer from C++ to Ruby</text:span></text:p>
      <text:p text:style-name="P36"><text:span text:style-name="T19">   </text:span><text:span text:style-name="T44">// Allows C++ code to maintain full control of memory management.</text:span></text:p>
      <text:p text:style-name="P36">   </text:p>
      <text:p text:style-name="P36"><text:span text:style-name="T19">   </text:span><text:span text:style-name="T6">color_ptr </text:span><text:span text:style-name="T11">=</text:span><text:span text:style-name="T6"> </text:span><text:span text:style-name="T11">new</text:span><text:span text:style-name="T6"> ofColor</text:span><text:span text:style-name="T21">;</text:span></text:p>
      <text:p text:style-name="P36">   </text:p>
      <text:p text:style-name="P36">   </text:p>
      <text:p text:style-name="P36">   <text:span text:style-name="T6">Rice</text:span><text:span text:style-name="T21">::</text:span><text:span text:style-name="T6">Data_Object</text:span><text:span text:style-name="T11">&lt;</text:span><text:span text:style-name="T6">ofColor</text:span><text:span text:style-name="T11">&gt;</text:span><text:span text:style-name="T6"> </text:span><text:span text:style-name="T27">rb_color_ptr</text:span><text:span text:style-name="T21">(</text:span></text:p>
      <text:p text:style-name="P36"><text:span text:style-name="T25">      </text:span><text:span text:style-name="T28">color_ptr</text:span><text:span text:style-name="T21">,</text:span></text:p>
      <text:p text:style-name="P36"><text:span text:style-name="T25">      </text:span><text:span text:style-name="T27">Rice</text:span><text:span text:style-name="T21">::</text:span><text:span text:style-name="T27">Data_Type</text:span><text:span text:style-name="T11">&lt;</text:span><text:span text:style-name="T27"> ofColor </text:span><text:span text:style-name="T11">&gt;</text:span><text:span text:style-name="T27">::klass</text:span><text:span text:style-name="T21">(),</text:span></text:p>
      <text:p text:style-name="P36"><text:span text:style-name="T25">      </text:span><text:span text:style-name="T27">Rice</text:span><text:span text:style-name="T21">::</text:span><text:span text:style-name="T27">Default_Mark_Function</text:span><text:span text:style-name="T11">&lt;</text:span><text:span text:style-name="T27"> ofColor </text:span><text:span text:style-name="T11">&gt;</text:span><text:span text:style-name="T21">::</text:span><text:span text:style-name="T27">mark</text:span><text:span text:style-name="T21">,</text:span></text:p>
      <text:p text:style-name="P36"><text:span text:style-name="T25">      </text:span><text:span text:style-name="T27">Null_Free_Function</text:span><text:span text:style-name="T11">&lt;</text:span><text:span text:style-name="T27"> ofColor </text:span><text:span text:style-name="T11">&gt;</text:span><text:span text:style-name="T21">::</text:span><text:span text:style-name="T27">free</text:span></text:p>
      <text:p text:style-name="P36"><text:span text:style-name="T25">   </text:span><text:span text:style-name="T21">);</text:span></text:p>
      <text:p text:style-name="P36">   </text:p>
      <text:p text:style-name="P36"><text:span text:style-name="T19">   </text:span><text:span text:style-name="T44">// Null_Free_Function&lt; T &gt; is declared at the top of this file.</text:span></text:p>
      <text:p text:style-name="P36"><text:span text:style-name="T19">   </text:span><text:span text:style-name="T44">// By creating this stubbed callback, the Ruby interpreter has</text:span></text:p>
      <text:p text:style-name="P36"><text:span text:style-name="T19">   </text:span><text:span text:style-name="T44">// no mechanism to release the memory that has been declared.</text:span></text:p>
      <text:p text:style-name="P36"><text:span text:style-name="T19">   </text:span><text:span text:style-name="T44">// In this way, memory management can be completely controlled</text:span></text:p>
      <text:p text:style-name="P36"><text:span text:style-name="T19">   </text:span><text:span text:style-name="T44">// through C++ code (which is what I want for this project).</text:span></text:p>
      <text:p text:style-name="P36">   </text:p>
      <text:p text:style-name="P36">   </text:p>
      <text:p text:style-name="P36"><text:span text:style-name="T19">   </text:span><text:span text:style-name="T44">// NOTE: may not need to use 'to_ruby()' on the Rice::Data_Object</text:span></text:p>
      <text:p text:style-name="P36">   <text:span text:style-name="T6">mSelf</text:span><text:span text:style-name="T21">.</text:span><text:span text:style-name="T27">call</text:span><text:span text:style-name="T21">("</text:span><text:span text:style-name="T39">font_color=</text:span><text:span text:style-name="T21">",</text:span><text:span text:style-name="T27"> to_ruby</text:span><text:span text:style-name="T21">(</text:span><text:span text:style-name="T27">rb_color_ptr</text:span><text:span text:style-name="T21">));</text:span></text:p>
      <text:p text:style-name="P64"><text:span text:style-name="T44"/></text:p>
      <text:p text:style-name="P40"><text:span text:style-name="T21"/></text:p>
      <text:p text:style-name="P5">app.h</text:p>
      <text:p text:style-name="P26"><draw:rect text:anchor-type="paragraph" draw:z-index="11" draw:name="Shape1" draw:style-name="gr1" draw:text-style-name="P65" svg:width="7.674in" svg:height="3.5543in" svg:x="0.0374in" svg:y="0.0654in"><text:p/></draw:rect></text:p>
      <text:p text:style-name="P34"><text:span text:style-name="T17">class</text:span> <text:span text:style-name="T25">rbApp</text:span> : <text:span text:style-name="T17">public</text:span> <text:span text:style-name="T25">ofBaseApp</text:span><text:span text:style-name="T19">{</text:span></text:p>
      <text:p text:style-name="P42"/>
      <text:p text:style-name="P38">   <text:span text:style-name="T12">public:</text:span></text:p>
      <text:p text:style-name="P38">      <text:span text:style-name="T27">rbApp</text:span><text:span text:style-name="T21">(</text:span><text:span text:style-name="T6">Rice</text:span><text:span text:style-name="T21">::</text:span><text:span text:style-name="T6">Object</text:span><text:span text:style-name="T21">);</text:span></text:p>
      <text:p text:style-name="P38">      <text:span text:style-name="T27">~rbApp</text:span><text:span text:style-name="T21">();</text:span></text:p>
      <text:p text:style-name="P38">      </text:p>
      <text:p text:style-name="P38">      <text:span text:style-name="T12">virtual</text:span><text:span text:style-name="T6"> </text:span><text:span text:style-name="T16">void</text:span><text:span text:style-name="T6"> </text:span><text:span text:style-name="T27">setup</text:span><text:span text:style-name="T21">();</text:span></text:p>
      <text:p text:style-name="P38">      <text:span text:style-name="T12">virtual</text:span><text:span text:style-name="T6"> </text:span><text:span text:style-name="T16">void</text:span><text:span text:style-name="T6"> </text:span><text:span text:style-name="T27">update</text:span><text:span text:style-name="T21">();</text:span></text:p>
      <text:p text:style-name="P38">      <text:span text:style-name="T12">virtual</text:span><text:span text:style-name="T6"> </text:span><text:span text:style-name="T16">void</text:span><text:span text:style-name="T6"> </text:span><text:span text:style-name="T27">draw</text:span><text:span text:style-name="T21">();</text:span></text:p>
      <text:p text:style-name="P38"><text:span text:style-name="T6"/></text:p>
      <text:p text:style-name="P38"><text:span text:style-name="T6">...</text:span></text:p>
      <text:p text:style-name="P38">   </text:p>
      <text:p text:style-name="P38">   <text:span text:style-name="T12">protected:</text:span></text:p>
      <text:p text:style-name="P38">      <text:span text:style-name="T6">Rice</text:span><text:span text:style-name="T21">::</text:span><text:span text:style-name="T6">Object mSelf</text:span><text:span text:style-name="T21">;</text:span></text:p>
      <text:p text:style-name="P38">      </text:p>
      <text:p text:style-name="P38">      <text:span text:style-name="T6">ofxPanel gui</text:span><text:span text:style-name="T21">;</text:span></text:p>
      <text:p text:style-name="P38">      <text:span text:style-name="T6">ofxColorPicker_</text:span><text:span text:style-name="T11">&lt;</text:span><text:span text:style-name="T16">unsigned</text:span><text:span text:style-name="T6"> </text:span><text:span text:style-name="T16">char</text:span><text:span text:style-name="T11">&gt;</text:span><text:span text:style-name="T6"> mColorPicker_Widget</text:span><text:span text:style-name="T21">;</text:span></text:p>
      <text:p text:style-name="P38">      <text:span text:style-name="T6">ofParameter</text:span><text:span text:style-name="T11">&lt;</text:span><text:span text:style-name="T6">ofColor_</text:span><text:span text:style-name="T11">&lt;</text:span><text:span text:style-name="T16">unsigned</text:span><text:span text:style-name="T6"> </text:span><text:span text:style-name="T16">char</text:span><text:span text:style-name="T11">&gt;&gt;</text:span><text:span text:style-name="T6"> mColorPicker_Parameter</text:span><text:span text:style-name="T21">;</text:span></text:p>
      <text:p text:style-name="P38">      <text:span text:style-name="T6">ofColor</text:span><text:span text:style-name="T11">*</text:span><text:span text:style-name="T6"> color_ptr</text:span><text:span text:style-name="T21">;</text:span></text:p>
      <text:p text:style-name="P46">};</text:p>
      <text:p text:style-name="P23"><text:soft-page-break/><text:span text:style-name="T37">GUI in OpenFrameworks</text:span></text:p>
      <text:p text:style-name="P21"/>
      <text:p text:style-name="P21">ofxGui<text:tab/><text:tab/><text:tab/><text:tab/>classified as an addon, but included by default, and maintained with core</text:p>
      <text:p text:style-name="P21"/>
      <text:p text:style-name="P21">ofxGuiExtended<text:tab/><text:tab/>an extension of the ideas in ofxGui</text:p>
      <text:p text:style-name="P21"><text:tab/><text:tab/><text:tab/><text:tab/>author has produced other repositories with even more widgets</text:p>
      <text:p text:style-name="P21"/>
      <text:p text:style-name="P22"><text:span text:style-name="T42">History of ofxColorPicker</text:span></text:p>
      <text:p text:style-name="P22"><text:a xlink:type="simple" xlink:href="https://forum.openframeworks.cc/t/color-picker/2456" text:style-name="Internet_20_link" text:visited-style-name="Visited_20_Internet_20_Link"/></text:p>
      <text:p text:style-name="P22"><text:a xlink:type="simple" xlink:href="https://forum.openframeworks.cc/t/color-picker/2456" text:style-name="Internet_20_link" text:visited-style-name="Visited_20_Internet_20_Link">https://forum.openframeworks.cc/t/color-picker/2456</text:a></text:p>
      <text:p text:style-name="P22"><text:a xlink:type="simple" xlink:href="https://github.com/julapy/ofxColorPicker" text:style-name="Internet_20_link" text:visited-style-name="Visited_20_Internet_20_Link">https://github.com/julapy/ofxColorPicker</text:a></text:p>
      <text:p text:style-name="P22"/>
      <text:p text:style-name="P22">Original OpenFrameworks color picker widget for ofxGui<text:line-break/>UI events in this class are based on another addon called </text:p>
      <text:p text:style-name="P22">ofxMSAInteractiveObject, which gives events similar to Flash.</text:p>
      <text:p text:style-name="P22"><text:tab/><text:a xlink:type="simple" xlink:href="https://github.com/memo/ofxMSAInteractiveObject" text:style-name="Internet_20_link" text:visited-style-name="Visited_20_Internet_20_Link">https://github.com/memo/ofxMSAInteractiveObject</text:a></text:p>
      <text:p text:style-name="P22"/>
      <text:p text:style-name="P22">That addon depends on Poco, and thus no longer works with OpenFrameworks if using the latest master branch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DejaVu Sans Mono" svg:font-family="'DejaVu Sans Mono', 'Droid Sans Mono', 'Courier New', monospace, 'Droid Sans Fallback'"/>
    <style:font-face style:name="F" svg:font-family="" style:font-family-generic="roman"/>
    <style:font-face style:name="DejaVu Sans Mono3" svg:font-family="'DejaVu Sans Mono', 'Droid Sans Mono'" style:font-family-generic="swiss"/>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JP Regular" svg:font-family="'Noto Sans Mono CJK JP Regular'" style:font-family-generic="modern" style:font-pitch="fixed"/>
    <style:font-face style:name="0" svg:font-family="0" style:font-family-generic="roman" style:font-pitch="variable"/>
    <style:font-face style:name="DejaVu Sans Mono1" svg:font-family="'DejaVu Sans Mono', 'Droid Sans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kaoPGothic1" svg:font-family="TakaoPGothic" style:font-family-generic="swiss" style:font-pitch="variable"/>
    <style:font-face style:name="FreeSans2"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1-08T20:07:49.024148993</meta:creation-date>
    <dc:date>2018-01-10T21:58:50.466465981</dc:date>
    <dc:creator>Jason Ko</dc:creator>
    <meta:editing-duration>P1DT21H58M41S</meta:editing-duration>
    <meta:editing-cycles>3</meta:editing-cycles>
    <meta:generator>LibreOffice/5.1.6.2$Linux_X86_64 LibreOffice_project/10m0$Build-2</meta:generator>
    <meta:document-statistic meta:table-count="1" meta:image-count="0" meta:object-count="0" meta:page-count="7" meta:paragraph-count="177" meta:word-count="1045" meta:character-count="7527" meta:non-whitespace-character-count="6293"/>
  </office:meta>
</office:document-meta>
</file>